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</style:style>
    <style:style style:name="ce3" style:family="table-cell" style:parent-style-name="Default" style:data-style-name="N0">
      <style:table-cell-properties style:vertical-align="middle" fo:background-color="#BDD7EE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DD7EE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3">
            <text:p>EDITOR</text:p>
          </table:table-cell>
          <table:table-cell office:value-type="string" table:style-name="ce3">
            <text:p>Point</text:p>
          </table:table-cell>
          <table:table-cell office:value-type="string" table:style-name="ce3">
            <text:p>Priority</text:p>
          </table:table-cell>
          <table:table-cell table:style-name="ce3"/>
          <table:table-cell table:number-columns-repeated="16379" table:style-name="ce2"/>
        </table:table-row>
        <table:table-row table:style-name="ro1">
          <table:table-cell/>
          <table:table-cell office:value-type="string" table:style-name="ce1">
            <text:p>Danh sach devic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Danh sach vector icon or Imag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Draw Tool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Upload Imag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Draw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Sav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3">
          <table:table-cell table:style-name="ce2"/>
          <table:table-cell office:value-type="string" table:style-name="ce4">
            <text:p>Pay Page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style-name="ce1">
            <text:p>Danh sach Opin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Thong tin lien h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ui Thien Khiem</meta:initial-creator>
    <dc:creator>Bui Thien Khiem</dc:creator>
    <meta:creation-date>2015-11-13T16:22:51Z</meta:creation-date>
    <dc:date>2015-11-13T16:41:17Z</dc:date>
  </office:meta>
</office:document-meta>
</file>